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74096" calcext:value-type="float">
            <text:p>124.9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128" calcext:value-type="float">
            <text:p>124.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552" calcext:value-type="float">
            <text:p>124.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528" calcext:value-type="float">
            <text:p>122.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1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148" calcext:value-type="float">
            <text:p>126.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95248" calcext:value-type="float">
            <text:p>128.0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1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64" calcext:value-type="float">
            <text:p>119.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3504" calcext:value-type="float">
            <text:p>122.5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1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91328" calcext:value-type="float">
            <text:p>119.5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0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0072" calcext:value-type="float">
            <text:p>116.4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8288" calcext:value-type="float">
            <text:p>118.1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06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856" calcext:value-type="float">
            <text:p>118.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4448" calcext:value-type="float">
            <text:p>114.07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0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4136" calcext:value-type="float">
            <text:p>113.86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0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78464" calcext:value-type="float">
            <text:p>112.6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200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5368" calcext:value-type="float">
            <text:p>109.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98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416" calcext:value-type="float">
            <text:p>113.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96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9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42328" calcext:value-type="float">
            <text:p>108.5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9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27216" calcext:value-type="float">
            <text:p>108.0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9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84872" calcext:value-type="float">
            <text:p>109.0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9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66128" calcext:value-type="float">
            <text:p>108.4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91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9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8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72024" calcext:value-type="float">
            <text:p>106.8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355302</text:p>
          </table:table-cell>
          <table:table-cell office:value-type="string" calcext:value-type="string">
            <text:p>Spearman Quad</text:p>
          </table:table-cell>
          <table:table-cell office:value-type="string" calcext:value-type="string">
            <text:p>198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92632" calcext:value-type="float">
            <text:p>102.5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